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c6c" officeooo:paragraph-rsid="001ffc6c"/>
    </style:style>
    <style:style style:name="P2" style:family="paragraph" style:parent-style-name="Standard">
      <style:paragraph-properties fo:text-align="center" style:justify-single-word="false"/>
      <style:text-properties fo:font-size="15pt" officeooo:rsid="001ffc6c" officeooo:paragraph-rsid="001ffc6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e la réunion du 2 décembre</text:p>
      <text:p text:style-name="P1"/>
      <text:p text:style-name="P1">On a écrit et testé les requêtes dont on aura besoin. On n'a pas fini, même si on y a passé tout l'aprem. </text:p>
      <text:p text:style-name="P1"/>
      <text:p text:style-name="P1">Travail à faire :</text:p>
      <text:p text:style-name="P1">Jimmy : intégration CSS</text:p>
      <text:p text:style-name="P1">Quentin : création du projet sareLateX + création des pages concepts</text:p>
      <text:p text:style-name="P1"/>
      <text:p text:style-name="P1">POUR LES AUTRES :</text:p>
      <text:p text:style-name="P1">continuez là où vous en étiez et écrivez certaines des requêtes manquantes si vous savez comment faire (NE METTEZ QUE DES REQUETES QUI FONCTIONNENT ET DONC TESTEE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vidal02 </meta:initial-creator>
    <meta:creation-date>2014-12-02T17:38:46.608749747</meta:creation-date>
    <dc:date>2014-12-02T17:50:04.146846903</dc:date>
    <dc:creator>mvidal02 </dc:creator>
    <meta:editing-duration>P0D</meta:editing-duration>
    <meta:editing-cycles>1</meta:editing-cycles>
    <meta:document-statistic meta:table-count="0" meta:image-count="0" meta:object-count="0" meta:page-count="1" meta:paragraph-count="7" meta:word-count="81" meta:character-count="436" meta:non-whitespace-character-count="361"/>
    <meta:generator>LibreOffice/4.2.7.2$Linux_X86_64 LibreOffice_project/420m0$Build-2</meta:generator>
  </office:meta>
</office:document-meta>
</file>